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54000000870208B439CC8CBA980.png" manifest:media-type="image/png"/>
  <manifest:file-entry manifest:full-path="Pictures/10000000000015400000087084D623B1F6E633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0.445cm, 33.3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99.639cm, 33.01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5.767cm" svg:height="8.588cm" draw:z-index="0"><draw:image xlink:href="Pictures/10000000000015400000087084D623B1F6E633A1.png" xlink:type="simple" xlink:show="embed" xlink:actuate="onLoad" loext:mime-type="image/png"/></draw:frame><draw:frame draw:style-name="fr1" draw:name="Image2" text:anchor-type="char" svg:x="-0.757cm" svg:y="8.146cm" svg:width="18.225cm" svg:height="9.968cm" draw:z-index="1"><draw:image xlink:href="Pictures/100000000000154000000870208B439CC8CBA9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4:38:55.681000000</meta:creation-date>
    <dc:date>2020-11-11T07:08:59.639000000</dc:date>
    <meta:editing-duration>PT16H19M53S</meta:editing-duration>
    <meta:editing-cycles>2</meta:editing-cycles>
    <meta:generator>LibreOffice/6.4.4.2$Windows_X86_64 LibreOffice_project/3d775be2011f3886db32dfd395a6a6d1ca2630ff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